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Neue" svg:font-family="HelveticaNeu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Neue" fo:font-size="12pt" style:font-name-asian="HelveticaNeue" style:font-size-asian="12pt" style:font-name-complex="HelveticaNeue" style:font-size-complex="12pt"/>
    </style:style>
    <style:style style:name="P2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Neue" fo:font-size="12pt" fo:font-weight="bold" style:font-name-asian="HelveticaNeue" style:font-size-asian="12pt" style:font-weight-asian="bold" style:font-name-complex="HelveticaNeue" style:font-size-complex="12pt" style:font-weight-complex="bold"/>
    </style:style>
    <style:style style:name="P3" style:family="paragraph" style:parent-style-name="Standard" style:list-style-name="">
      <style:paragraph-properties style:text-autospace="none"/>
    </style:style>
    <style:style style:name="T1" style:family="text">
      <style:text-properties style:use-window-font-color="true" style:font-name="HelveticaNeue" fo:font-size="12pt" style:font-name-asian="HelveticaNeue" style:font-size-asian="12pt" style:font-name-complex="HelveticaNeue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intsugi</text:p>
      <text:p text:style-name="P1"/>
      <text:p text:style-name="P1">I thought I was resilient </text:p>
      <text:p text:style-name="P1">Independent </text:p>
      <text:p text:style-name="P1">Untouchable </text:p>
      <text:p text:style-name="P1">Unfuckable</text:p>
      <text:p text:style-name="P1"/>
      <text:p text:style-name="P1">Inside this strong sun of Taurus </text:p>
      <text:p text:style-name="P1">is a moon in piecies</text:p>
      <text:p text:style-name="P1">and a heart in pieces </text:p>
      <text:p text:style-name="P1"/>
      <text:p text:style-name="P1">My family constellation</text:p>
      <text:p text:style-name="P1">forever Changing</text:p>
      <text:p text:style-name="P1">i’m floored and I’m raging</text:p>
      <text:p text:style-name="P1">no one can save me</text:p>
      <text:p text:style-name="P1">i’m drowning in</text:p>
      <text:p text:style-name="P1">and doubting </text:p>
      <text:p text:style-name="P1">every feeling </text:p>
      <text:p text:style-name="P1"/>
      <text:p text:style-name="P1">I want to run away</text:p>
      <text:p text:style-name="P1">but my legs are shaking </text:p>
      <text:p text:style-name="P1">did I hear you right </text:p>
      <text:p text:style-name="P1">or am I mistaken? </text:p>
      <text:p text:style-name="P1">that you’re having a baby</text:p>
      <text:p text:style-name="P1"/>
      <text:p text:style-name="P1">The father of my children </text:p>
      <text:p text:style-name="P1">pulls me aside and tells me in the kitchen </text:p>
      <text:p text:style-name="P1">that she’s pregnant </text:p>
      <text:p text:style-name="P1">asks if I have anything to say or have any questions </text:p>
      <text:p text:style-name="P1">I mumble congratulations </text:p>
      <text:p text:style-name="P1"/>
      <text:p text:style-name="P1">My body, so weak by my hearts rapid beatings</text:p>
      <text:p text:style-name="P1">i’ll do anything not to feel these feelings</text:p>
      <text:p text:style-name="P1"/>
      <text:p text:style-name="P1">Earth eat me up</text:p>
      <text:p text:style-name="P1">Tears take me to the ocean </text:p>
      <text:p text:style-name="P1">Smoke blast me to outer space </text:p>
      <text:p text:style-name="P1">Alcohol alienate me from my body</text:p>
      <text:p text:style-name="P1"/>
      <text:p text:style-name="P1">But instead I let the music carry me</text:p>
      <text:p text:style-name="P1"/>
      <text:p text:style-name="P1">I sang myself back home </text:p>
      <text:p text:style-name="P1">to my bones</text:p>
      <text:p text:style-name="P1">over and over with the same three chords</text:p>
      <text:p text:style-name="P1">“you’ve got the love to see me through…”</text:p>
      <text:p text:style-name="P1">Haven’t you</text:p>
      <text:p text:style-name="P1">I have</text:p>
      <text:p text:style-name="P1">Have I?</text:p>
      <text:p text:style-name="P1">I cried</text:p>
      <text:p text:style-name="P1">Unwise</text:p>
      <text:p text:style-name="P1"><text:soft-page-break/>to the twist of this surprise </text:p>
      <text:p text:style-name="P1">Time to dive deep inside</text:p>
      <text:p text:style-name="P1">whilst I’m this w i d e</text:p>
      <text:p text:style-name="P1">open</text:p>
      <text:p text:style-name="P1">officially Broken</text:p>
      <text:p text:style-name="P1">frozen in motion</text:p>
      <text:p text:style-name="P1">crashing to the ashes</text:p>
      <text:p text:style-name="P1">flashes of </text:p>
      <text:p text:style-name="P1">images</text:p>
      <text:p text:style-name="P1">of their happiness</text:p>
      <text:p text:style-name="P1">with our daughters</text:p>
      <text:p text:style-name="P1">and my aloneness</text:p>
      <text:p text:style-name="P1"/>
      <text:p text:style-name="P1">I guess it’s time to address this mess</text:p>
      <text:p text:style-name="P1">get undressed into emotional nakedness</text:p>
      <text:p text:style-name="P1">and face this </text:p>
      <text:p text:style-name="P1">…It feels relentless </text:p>
      <text:p text:style-name="P1"/>
      <text:p text:style-name="P1">I observe the beauty in the cracks</text:p>
      <text:p text:style-name="P1">aware of my tactics to distract</text:p>
      <text:p text:style-name="P1">loosing the ability to act okay</text:p>
      <text:p text:style-name="P1">as the disguises fade away </text:p>
      <text:p text:style-name="P1"/>
      <text:p text:style-name="P1">I am here raw</text:p>
      <text:p text:style-name="P1">and perfectly flawed </text:p>
      <text:p text:style-name="P1">tender and sore </text:p>
      <text:p text:style-name="P1">torn back to my core</text:p>
      <text:p text:style-name="P1"/>
      <text:p text:style-name="P1">A trembling earth quake</text:p>
      <text:p text:style-name="P1">grateful for experiencing break throughs </text:p>
      <text:p text:style-name="P1">in this heart break</text:p>
      <text:p text:style-name="P1"/>
      <text:p text:style-name="P1"/>
      <text:p text:style-name="P1">And i can be brave </text:p>
      <text:p text:style-name="P1">but I give myself permission to be strong </text:p>
      <text:p text:style-name="P1">to fall apart </text:p>
      <text:p text:style-name="P1">being vulnerable is an art</text:p>
      <text:p text:style-name="P1"/>
      <text:p text:style-name="P1">And I’m waiting for the rising part</text:p>
      <text:p text:style-name="P1">like a pheonix out the fire</text:p>
      <text:p text:style-name="P1">to fix the cracks with gold</text:p>
      <text:p text:style-name="P1"/>
      <text:p text:style-name="P1">Be patient I’m told</text:p>
      <text:p text:style-name="P1"/>
      <text:p text:style-name="P1">I feel like a baby bird </text:p>
      <text:p text:style-name="P1">learning to fly</text:p>
      <text:p text:style-name="P1">tripping and falling </text:p>
      <text:p text:style-name="P1">all over the sky</text:p>
      <text:p text:style-name="P1"/>
      <text:p text:style-name="P1">As the storm passes by </text:p>
      <text:p text:style-name="P1"><text:soft-page-break/></text:p>
      <text:p text:style-name="P1">Eyes wide open in wonder </text:p>
      <text:p text:style-name="P3"><text:span text:style-name="T1">counting for the lightening after the thunder</text:span></text:p>
      <text:p text:style-name="P3"><text:span text:style-name="T1"/></text:p>
      <text:p text:style-name="P3"><text:span text:style-name="T1">By Ali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Neue" svg:font-family="HelveticaNeu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ison Preston</meta:initial-creator>
    <meta:creation-date>2023-07-28T23:19:08</meta:creation-date>
    <meta:document-statistic meta:table-count="0" meta:image-count="0" meta:object-count="0" meta:page-count="3" meta:paragraph-count="84" meta:word-count="375" meta:character-count="1897"/>
    <dc:date>2023-07-28T23:28:05</dc:date>
    <dc:creator>Alison Preston</dc:creator>
    <meta:editing-duration>PT8M58S</meta:editing-duration>
    <meta:editing-cycles>1</meta:editing-cycles>
    <meta:generator>OpenOffice/4.1.14$Unix OpenOffice.org_project/4114m1$Build-9811</meta:generator>
  </office:meta>
</office:document-meta>
</file>